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officeooo:rsid="001b3cb0" officeooo:paragraph-rsid="001b3cb0"/>
    </style:style>
    <style:style style:name="P2" style:family="paragraph" style:parent-style-name="Title">
      <style:text-properties officeooo:rsid="001abaab" officeooo:paragraph-rsid="001abaab"/>
    </style:style>
    <style:style style:name="P3" style:family="paragraph" style:parent-style-name="Text_20_body">
      <style:text-properties officeooo:rsid="001abaab" officeooo:paragraph-rsid="001abaab"/>
    </style:style>
    <style:style style:name="P4" style:family="paragraph" style:parent-style-name="Text_20_body">
      <style:text-properties officeooo:rsid="001b3cb0" officeooo:paragraph-rsid="001b3cb0"/>
    </style:style>
    <style:style style:name="P5" style:family="paragraph" style:parent-style-name="Text_20_body">
      <style:text-properties officeooo:rsid="001c2eae" officeooo:paragraph-rsid="001c2eae"/>
    </style:style>
    <style:style style:name="P6" style:family="paragraph" style:parent-style-name="Text_20_body">
      <style:text-properties officeooo:rsid="001c2eae" officeooo:paragraph-rsid="001c784a"/>
    </style:style>
    <style:style style:name="P7" style:family="paragraph" style:parent-style-name="Text_20_body">
      <style:text-properties officeooo:rsid="001c784a" officeooo:paragraph-rsid="001c784a"/>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text-properties officeooo:rsid="001c2eae" officeooo:paragraph-rsid="001c2eae"/>
    </style:style>
    <style:style style:name="P11" style:family="paragraph" style:parent-style-name="Heading_20_1">
      <style:text-properties officeooo:rsid="001b3cb0" officeooo:paragraph-rsid="001b3cb0"/>
    </style:style>
    <style:style style:name="P12" style:family="paragraph" style:parent-style-name="Heading_20_1">
      <style:text-properties officeooo:rsid="001c784a" officeooo:paragraph-rsid="001c784a"/>
    </style:style>
    <style:style style:name="P13" style:family="paragraph" style:parent-style-name="Heading_20_1">
      <style:text-properties officeooo:paragraph-rsid="001c784a"/>
    </style:style>
    <style:style style:name="P14" style:family="paragraph" style:parent-style-name="Heading_20_1">
      <style:paragraph-properties fo:break-before="page"/>
      <style:text-properties officeooo:rsid="001b3cb0" officeooo:paragraph-rsid="001b3cb0"/>
    </style:style>
    <style:style style:name="P15" style:family="paragraph" style:parent-style-name="Standard">
      <style:text-properties officeooo:rsid="001b3cb0" officeooo:paragraph-rsid="001b3cb0"/>
    </style:style>
    <style:style style:name="P16" style:family="paragraph" style:parent-style-name="Text_20_body">
      <style:text-properties style:text-line-through-style="solid" officeooo:rsid="001b3cb0" officeooo:paragraph-rsid="001b3cb0" style:font-size-asian="10.5pt" style:text-overline-style="none" style:text-overline-color="font-color"/>
    </style:style>
    <style:style style:name="P17" style:family="paragraph" style:parent-style-name="Text_20_body">
      <style:text-properties officeooo:rsid="001b3cb0" officeooo:paragraph-rsid="001b3cb0"/>
    </style:style>
    <style:style style:name="P18" style:family="paragraph" style:parent-style-name="Text_20_body">
      <style:text-properties officeooo:rsid="001d4952" officeooo:paragraph-rsid="001d4952"/>
    </style:style>
    <style:style style:name="T1" style:family="text">
      <style:text-properties officeooo:rsid="001b3cb0"/>
    </style:style>
    <style:style style:name="T2" style:family="text">
      <style:text-properties officeooo:rsid="001c784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ÖRSTUDIE <text:span text:style-name="T1">TAKTIKA</text:span></text:p>
      <text:p text:style-name="P3"/>
      <text:p text:style-name="P1">Allmänt</text:p>
      <text:p text:style-name="P4">Det här en förstudie över spelet med arbetsnamnet ”Taktika”. Den ska brytas upp i många mindre delar, som ska studeras strax innan vi implementerar funktionaliteten i kod.</text:p>
      <text:p text:style-name="P4"/>
      <text:p text:style-name="Text_20_body"/>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P8">Innehållsförteckning</text:p>
          </text:index-title>
          <text:p text:style-name="P9"><text:a xlink:type="simple" xlink:href="#__RefHeading__107_1734828092" text:style-name="Index_20_Link" text:visited-style-name="Index_20_Link">Spelidé<text:tab/>3</text:a></text:p>
          <text:p text:style-name="P9"><text:a xlink:type="simple" xlink:href="#__RefHeading__62_1626313793" text:style-name="Index_20_Link" text:visited-style-name="Index_20_Link">Systemkrav<text:tab/>3</text:a></text:p>
          <text:p text:style-name="P9"><text:a xlink:type="simple" xlink:href="#__RefHeading__64_1626313793" text:style-name="Index_20_Link" text:visited-style-name="Index_20_Link">Mock-up<text:tab/>3</text:a></text:p>
          <text:p text:style-name="P9"><text:a xlink:type="simple" xlink:href="#__RefHeading__66_1626313793" text:style-name="Index_20_Link" text:visited-style-name="Index_20_Link">Modell<text:tab/>3</text:a></text:p>
          <text:p text:style-name="P9"><text:a xlink:type="simple" xlink:href="#__RefHeading__68_1626313793" text:style-name="Index_20_Link" text:visited-style-name="Index_20_Link">Skeppstyper<text:tab/>3</text:a></text:p>
          <text:p text:style-name="P9"><text:a xlink:type="simple" xlink:href="#__RefHeading__70_1626313793" text:style-name="Index_20_Link" text:visited-style-name="Index_20_Link">Utvinning av resurser<text:tab/>3</text:a></text:p>
          <text:p text:style-name="P9"><text:a xlink:type="simple" xlink:href="#__RefHeading__72_1626313793" text:style-name="Index_20_Link" text:visited-style-name="Index_20_Link">Produktion<text:tab/>3</text:a></text:p>
          <text:p text:style-name="P9"><text:a xlink:type="simple" xlink:href="#__RefHeading__74_1626313793" text:style-name="Index_20_Link" text:visited-style-name="Index_20_Link">Utvecklingsmiljö<text:tab/>3</text:a></text:p>
        </text:index-body>
      </text:table-of-content>
      <text:p text:style-name="Text_20_body"/>
      <text:h text:style-name="P14" text:outline-level="1"><text:bookmark-start text:name="__RefHeading__107_1734828092"/>Spelidé<text:bookmark-end text:name="__RefHeading__107_1734828092"/></text:h>
      <text:p text:style-name="P16">Ett turn-baserat 3D-strategispel i rymden. <text:span text:style-name="T2">Ett solsystem, två imperier. Under lång tid har det varit fred vilken har lett till att respektive part har en kunglig flotta som i huvudsak är defensiv (+tank -dps). Det ska vara nästan omöjligt att besegra den andra spelaren med de flottor man börjar med. I solsystemet finns mineralrika månar – det gäller att bygga upp och försvara utbrytning av dessa mineraler och produktion och forskning av nya typer av skepp – aggressiva skepp (+DPS). Det ska ta lång tid att bygga skepp och om man låter sin opponent bygga för mycket ostört, ska det vara svårt att komma ikapp.</text:span></text:p>
      <text:p text:style-name="P18"/>
      <text:p text:style-name="P18">Spelet kommer heta “Extraction” och handlar om två flottor av legoknektar. Båda organisationerna är ute efter att få ett större kontrakt, men de konkurrerar med varandra om att få det. För att avgöra vem som ska få det större kontraktet har båda organisationerna fått ett mindre men identiskt kontrakt där de ska tävla om att bryta ett visst material från en en planet/måne. Den som kan leverera mest vinner. Det är antingen två spelare eller en spelare mot datorn. Om en sida får mer än 50% i förluster drar sig den sidan tillbaka och förlorar (det är legoknektar - de är där för pengarna inte för att bli förintade). Fortfarande turnbased och grid kring en planet. Stridsskepp av olika typer och och en annan typ av skepp som används för att bryta materialet på planeten/månen - “Extractors”. Extractors ska tåla mycket, men inte vara odödliga. Det gäller att man skyddar dem (på något sätt) annars är slaget förlorat.</text:p>
      <text:p text:style-name="P18"/>
      <text:p text:style-name="P18">Story och grafik ska vara helt uppbyggd på moduler. Den story jag nämnde med legoknektar blir en grundstory, vi kan ha en annan som är baserad på rymdmonster. Grundkonceptet är hela tiden detsamma - man ska i konkurrens med andra “rymdobjekt” plocka upp saker från en planet och den som först plockar upp X% vinner. Det tror jag kan bli rätt lyckat.</text:p>
      <text:p text:style-name="P18"/>
      <text:p text:style-name="P18">Vi kan ha flera spelare, det borde inte vara något problem. Det känns inte som att det ska vara för många spelare däremot. Det handlar om att vinna en affär inte ett fullskaligt krig… men vad skulle man kunna tänka sig… Man skulle kunna tänka sig att företaget har satt en gräns på… 4 konkurrenter… Vad tror du om det? Och ja, över Internet ska vi få till. Vi gör som i Freeciv och Diablo II där någon får sätta upp sin dator som server. Jag hade inte tänkt att det skulle vara ett litet spel, men inte ett massivt spel heller. Som Freeciv i komplexitet känns bra tycker jag, men snyggare och roligare.</text:p>
      <text:p text:style-name="P18"/>
      <text:h text:style-name="P10" text:outline-level="1"><text:bookmark-start text:name="__RefHeading__62_1626313793"/>Systemkrav<text:bookmark-end text:name="__RefHeading__62_1626313793"/></text:h>
      <text:p text:style-name="P5">Alla desktop-plattformar stöds. Ett GUI för Windows och ett GUI i Java för övriga plattformar.</text:p>
      <text:p text:style-name="P5">&lt;Lägg till mer detaljer, men inte så viktigt nu i början&gt;</text:p>
      <text:h text:style-name="P11" text:outline-level="1"><text:bookmark-start text:name="__RefHeading__64_1626313793"/>Mock-up<text:bookmark-end text:name="__RefHeading__64_1626313793"/></text:h>
      <text:p text:style-name="P4">&lt;Lägg till en mock-up här&gt;</text:p>
      <text:p text:style-name="P15">Rita rymdskepp börjar vi inte med på länge - det blir bland det sista vi gör - vi behöver inte fundera så mycket på det nu. Mockup är en grov bild av hur det ska se ut. Vi ritar ut miningskepp som rektanglar och övriga skepp som koner med olika färger och storlekar för att särskilja dem åt. Så tänkte jag att de skulle se ut i tidigt prototypstadie också (då ska vi kunna spela spelet), men sedan lägger vi på texturer (hur man nu gör det…).</text:p>
      <text:p text:style-name="P4"><text:soft-page-break/></text:p>
      <text:h text:style-name="P12" text:outline-level="1">GUI</text:h>
      <text:p text:style-name="P7"><text:span text:style-name="T2">&lt;</text:span>Ny studie&gt;</text:p>
      <text:h text:style-name="P12" text:outline-level="1">Solsystemet</text:h>
      <text:p text:style-name="P7"><text:span text:style-name="T2">&lt;</text:span>Ny studie&gt;</text:p>
      <text:h text:style-name="P12" text:outline-level="1"><text:bookmark-start text:name="__RefHeading__68_1626313793"/>Skeppstyper<text:bookmark-end text:name="__RefHeading__68_1626313793"/></text:h>
      <text:p text:style-name="P7">&lt;Ny studie&gt;</text:p>
      <text:h text:style-name="P12" text:outline-level="1"><text:bookmark-start text:name="__RefHeading__70_1626313793"/>Utvinning av resurser<text:bookmark-end text:name="__RefHeading__70_1626313793"/></text:h>
      <text:p text:style-name="P7">&lt;Ny studie&gt;</text:p>
      <text:h text:style-name="P12" text:outline-level="1"><text:bookmark-start text:name="__RefHeading__72_1626313793"/>Produktion<text:bookmark-end text:name="__RefHeading__72_1626313793"/></text:h>
      <text:p text:style-name="P7">&lt;Ny studie&gt;</text:p>
      <text:h text:style-name="P13" text:outline-level="1"><text:span text:style-name="T2">System-m</text:span>odell</text:h>
      <text:p text:style-name="P6">&lt;Lägg till en UML-modell här&gt;</text:p>
      <text:h text:style-name="P10" text:outline-level="1"><text:bookmark-start text:name="__RefHeading__74_1626313793"/>Utvecklingsmiljö<text:bookmark-end text:name="__RefHeading__74_1626313793"/></text:h>
      <text:p text:style-name="P7">ArgoUML</text:p>
      <text:p text:style-name="P7">Visual Studio Express 2013 Preview for Windows Desktop</text:p>
      <text:p text:style-name="P7">Ecli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4T15:34:31.030000000</meta:creation-date>
    <dc:date>2014-02-09T21:38:47.161000000</dc:date>
    <meta:editing-duration>P0D</meta:editing-duration>
    <meta:editing-cycles>4</meta:editing-cycles>
    <meta:generator>LibreOffice/4.1.4.2$Windows_x86 LibreOffice_project/0a0440ccc0227ad9829de5f46be37cfb6edcf72</meta:generator>
    <dc:creator>Henrik Johansson</dc:creator>
    <meta:document-statistic meta:table-count="0" meta:image-count="0" meta:object-count="0" meta:page-count="4" meta:paragraph-count="39" meta:word-count="641" meta:character-count="3683" meta:non-whitespace-character-count="3079"/>
  </office:meta>
</office:document-meta>
</file>